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74cm"/>
    </style:style>
    <style:style style:name="co2" style:family="table-column">
      <style:table-column-properties fo:break-before="auto" style:column-width="1.453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0.503cm"/>
    </style:style>
    <style:style style:name="co6" style:family="table-column">
      <style:table-column-properties fo:break-before="auto" style:column-width="1.623cm"/>
    </style:style>
    <style:style style:name="co7" style:family="table-column">
      <style:table-column-properties fo:break-before="auto" style:column-width="1.339cm"/>
    </style:style>
    <style:style style:name="co8" style:family="table-column">
      <style:table-column-properties fo:break-before="auto" style:column-width="1.203cm"/>
    </style:style>
    <style:style style:name="co9" style:family="table-column">
      <style:table-column-properties fo:break-before="auto" style:column-width="0.951cm"/>
    </style:style>
    <style:style style:name="co10" style:family="table-column">
      <style:table-column-properties fo:break-before="auto" style:column-width="1.062cm"/>
    </style:style>
    <style:style style:name="co11" style:family="table-column">
      <style:table-column-properties fo:break-before="auto" style:column-width="1.314cm"/>
    </style:style>
    <style:style style:name="co12" style:family="table-column">
      <style:table-column-properties fo:break-before="auto" style:column-width="0.559cm"/>
    </style:style>
    <style:style style:name="co13" style:family="table-column">
      <style:table-column-properties fo:break-before="auto" style:column-width="1.231cm"/>
    </style:style>
    <style:style style:name="co14" style:family="table-column">
      <style:table-column-properties fo:break-before="auto" style:column-width="0.531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2.05cm"/>
    </style:style>
    <style:style style:name="co18" style:family="table-column">
      <style:table-column-properties fo:break-before="auto" style:column-width="1.81cm"/>
    </style:style>
    <style:style style:name="co19" style:family="table-column">
      <style:table-column-properties fo:break-before="auto" style:column-width="1.229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1.674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1.503cm"/>
    </style:style>
    <style:style style:name="co24" style:family="table-column">
      <style:table-column-properties fo:break-before="auto" style:column-width="2.221cm"/>
    </style:style>
    <style:style style:name="co25" style:family="table-column">
      <style:table-column-properties fo:break-before="auto" style:column-width="2.185cm"/>
    </style:style>
    <style:style style:name="co26" style:family="table-column">
      <style:table-column-properties fo:break-before="auto" style:column-width="1.434cm"/>
    </style:style>
    <style:style style:name="co27" style:family="table-column">
      <style:table-column-properties fo:break-before="auto" style:column-width="2.118cm"/>
    </style:style>
    <style:style style:name="co28" style:family="table-column">
      <style:table-column-properties fo:break-before="auto" style:column-width="1.365cm"/>
    </style:style>
    <style:style style:name="co29" style:family="table-column">
      <style:table-column-properties fo:break-before="auto" style:column-width="1.332cm"/>
    </style:style>
    <style:style style:name="co30" style:family="table-column">
      <style:table-column-properties fo:break-before="auto" style:column-width="1.30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ta1" style:family="table" style:master-page-name="PageStyle_5f_Tarjeta_20_1_ba__20_bim">
      <style:table-properties table:display="true" style:writing-mode="lr-tb"/>
    </style:style>
    <style:style style:name="ta2" style:family="table" style:master-page-name="PageStyle_5f_Tarjeta_20_2_ba__20_bim">
      <style:table-properties table:display="true" style:writing-mode="lr-tb"/>
    </style:style>
    <style:style style:name="ta3" style:family="table" style:master-page-name="PageStyle_5f_Tarjeta_20_3_ba__20_bim_20_">
      <style:table-properties table:display="true" style:writing-mode="lr-tb"/>
    </style:style>
    <style:style style:name="ta4" style:family="table" style:master-page-name="PageStyle_5f_Tarjeta_20_4_ba__20_bim">
      <style:table-properties table:display="true" style:writing-mode="lr-tb"/>
    </style:style>
    <style:style style:name="ta5" style:family="table" style:master-page-name="PageStyle_5f_5_20_NOTA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Normal_20_2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Normal_20_2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1_5f_1" style:base-cell-address="'Tarjeta 1º bim'.AM25"/>
    </style:style>
    <style:style style:name="ce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8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9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2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1_5f_1" style:base-cell-address="'Tarjeta 1º bim'.AM25"/>
    </style:style>
    <style:style style:name="ce26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7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2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1_5f_1" style:base-cell-address="'Tarjeta 1º bim'.AM25"/>
    </style:style>
    <style:style style:name="ce31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2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3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1_5f_1" style:base-cell-address="'Tarjeta 1º bim'.AM25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52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Normal_20_2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Normal_20_2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6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6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2_5f_1" style:base-cell-address="'Tarjeta 1º bim'.AB7"/>
    </style:style>
    <style:style style:name="ce6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=4.99" style:apply-style-name="Excel_5f_CondFormat_5f_1_5f_1_5f_1" style:base-cell-address="'Tarjeta 1º bim'.AM25"/>
    </style:style>
  </office:automatic-styles>
  <office:body>
    <office:spreadsheet>
      <table:calculation-settings table:case-sensitive="false" table:automatic-find-labels="false" table:use-regular-expressions="false"/>
      <table:table table:name="Tarjeta 1º bim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12" table:default-cell-style-name="ce1"/>
        <table:table-column table:style-name="co15" table:number-columns-repeated="218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1º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number-columns-repeated="2"/>
          <table:table-cell table:style-name="Default" table:number-columns-repeated="12"/>
          <table:table-cell table:style-name="ce12"/>
          <table:table-cell table:number-columns-repeated="985"/>
        </table:table-row>
        <table:table-row table:style-name="ro2"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20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8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17"/>
          <table: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18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19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19"/>
          <table:covered-table-cell table:style-name="ce6"/>
          <table:table-cell table:number-columns-repeated="100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rjeta 2º bim" table:style-name="ta2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7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18" table:default-cell-style-name="ce1"/>
        <table:table-column table:style-name="co19" table:default-cell-style-name="ce1"/>
        <table:table-column table:style-name="co8" table:default-cell-style-name="ce1"/>
        <table:table-column table:style-name="co5" table:default-cell-style-name="ce1"/>
        <table:table-column table:style-name="co17" table:default-cell-style-name="ce1"/>
        <table:table-column table:style-name="co20" table:default-cell-style-name="ce1"/>
        <table:table-column table:style-name="co8" table:default-cell-style-name="ce1"/>
        <table:table-column table:style-name="co5" table:default-cell-style-name="ce1"/>
        <table:table-column table:style-name="co16" table:default-cell-style-name="ce1"/>
        <table:table-column table:style-name="co21" table:default-cell-style-name="ce1"/>
        <table:table-column table:style-name="co8" table:default-cell-style-name="ce1"/>
        <table:table-column table:style-name="co5" table:default-cell-style-name="ce1"/>
        <table:table-column table:style-name="co22" table:default-cell-style-name="ce1"/>
        <table:table-column table:style-name="co23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12" table:default-cell-style-name="ce1"/>
        <table:table-column table:style-name="co15" table:number-columns-repeated="218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2º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number-columns-repeated="2"/>
          <table:table-cell table:style-name="Default" table:number-columns-repeated="12"/>
          <table:table-cell table:style-name="ce12"/>
          <table:table-cell table:number-columns-repeated="985"/>
        </table:table-row>
        <table:table-row table:style-name="ro2">
          <table:table-cell table:style-name="ce3"/>
          <table:table-cell table:style-name="ce5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25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22"/>
          <table: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23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24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24"/>
          <table:covered-table-cell table:style-name="ce6"/>
          <table:table-cell table:number-columns-repeated="100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rjeta 3º bim " table:style-name="ta3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4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25" table:default-cell-style-name="ce1"/>
        <table:table-column table:style-name="co26" table:default-cell-style-name="ce1"/>
        <table:table-column table:style-name="co8" table:default-cell-style-name="ce1"/>
        <table:table-column table:style-name="co5" table:default-cell-style-name="ce1"/>
        <table:table-column table:style-name="co27" table:default-cell-style-name="ce1"/>
        <table:table-column table:style-name="co28" table:default-cell-style-name="ce1"/>
        <table:table-column table:style-name="co8" table:default-cell-style-name="ce1"/>
        <table:table-column table:style-name="co5" table:default-cell-style-name="ce1"/>
        <table:table-column table:style-name="co22" table:default-cell-style-name="ce1"/>
        <table:table-column table:style-name="co26" table:default-cell-style-name="ce1"/>
        <table:table-column table:style-name="co8" table:default-cell-style-name="ce1"/>
        <table:table-column table:style-name="co5" table:default-cell-style-name="ce1"/>
        <table:table-column table:style-name="co17" table:default-cell-style-name="ce1"/>
        <table:table-column table:style-name="co29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12" table:default-cell-style-name="ce1"/>
        <table:table-column table:style-name="co15" table:number-columns-repeated="218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3º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number-columns-repeated="2"/>
          <table:table-cell table:style-name="Default" table:number-columns-repeated="12"/>
          <table:table-cell table:style-name="ce12"/>
          <table:table-cell table:number-columns-repeated="985"/>
        </table:table-row>
        <table:table-row table:style-name="ro2">
          <table:table-cell table:style-name="ce3"/>
          <table:table-cell table:style-name="ce5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0">
            <text:p>1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1">
            <text:p>1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2">
            <text:p>1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3">
            <text:p>1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4">
            <text:p>1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5">
            <text:p>1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6">
            <text:p>1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7">
            <text:p>1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8">
            <text:p>1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9">
            <text:p>1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30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0">
            <text:p>2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1">
            <text:p>2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2">
            <text:p>2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3">
            <text:p>2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4">
            <text:p>2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5">
            <text:p>2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6">
            <text:p>2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7">
            <text:p>2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8">
            <text:p>2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9">
            <text:p>2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0">
            <text:p>3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1">
            <text:p>3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2">
            <text:p>3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3">
            <text:p>3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4">
            <text:p>3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5">
            <text:p>3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6">
            <text:p>3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7">
            <text:p>3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8">
            <text:p>3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9">
            <text:p>3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0">
            <text:p>4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2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27"/>
          <table: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28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29"/>
          <table:covered-table-cell table:style-name="ce6"/>
          <table:table-cell table:style-name="ce14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29"/>
          <table:covered-table-cell table:style-name="ce6"/>
          <table:table-cell table:number-columns-repeated="100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rjeta 4º bim" table:style-name="ta4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4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25" table:default-cell-style-name="ce1"/>
        <table:table-column table:style-name="co26" table:default-cell-style-name="ce1"/>
        <table:table-column table:style-name="co8" table:default-cell-style-name="ce1"/>
        <table:table-column table:style-name="co5" table:default-cell-style-name="ce1"/>
        <table:table-column table:style-name="co27" table:default-cell-style-name="ce1"/>
        <table:table-column table:style-name="co28" table:default-cell-style-name="ce1"/>
        <table:table-column table:style-name="co8" table:default-cell-style-name="ce1"/>
        <table:table-column table:style-name="co5" table:default-cell-style-name="ce1"/>
        <table:table-column table:style-name="co22" table:default-cell-style-name="ce1"/>
        <table:table-column table:style-name="co26" table:default-cell-style-name="ce1"/>
        <table:table-column table:style-name="co8" table:default-cell-style-name="ce1"/>
        <table:table-column table:style-name="co5" table:default-cell-style-name="ce1"/>
        <table:table-column table:style-name="co17" table:default-cell-style-name="ce1"/>
        <table:table-column table:style-name="co29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9" table:default-cell-style-name="ce1"/>
        <table:table-column table:style-name="co8" table:default-cell-style-name="ce1"/>
        <table:table-column table:style-name="co5" table:default-cell-style-name="ce1"/>
        <table:table-column table:style-name="co12" table:default-cell-style-name="ce1"/>
        <table:table-column table:style-name="co15" table:number-columns-repeated="218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 table:style-name="ce11"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/>
          <table:table-cell table:style-name="ce4" office:value-type="string">
            <text:p>Bimestre</text:p>
          </table:table-cell>
          <table:table-cell table:style-name="ce4" office:value-type="string" table:number-columns-spanned="2" table:number-rows-spanned="1">
            <text:p>4º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style-name="ce11"/>
          <table:table-cell table:style-name="ce4" office:value-type="string">
            <text:p>Disciplina: 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/>
          <table:table-cell table:style-name="ce4" office:value-type="string">
            <text:p>Disciplina</text:p>
          </table:table-cell>
          <table:table-cell table:style-name="ce4" office:value-type="string" table:number-columns-spanned="2" table:number-rows-spanned="1">
            <text:p>MATÉRI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4" office:value-type="string" table:number-columns-spanned="2" table:number-rows-spanned="1">
            <text:p>TURMA</text:p>
          </table:table-cell>
          <table:covered-table-cell table:style-name="ce4"/>
          <table:table-cell table:style-name="ce11"/>
          <table:table-cell table:style-name="ce4" office:value-type="string">
            <text:p>Série</text:p>
          </table:table-cell>
          <table:table-cell table:style-name="ce4" table:formula="of:=[.C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style-name="ce2"/>
          <table:table-cell table:style-name="ce4" office:value-type="string">
            <text:p>Série</text:p>
          </table:table-cell>
          <table:table-cell table:style-name="ce4" table:formula="of:=[.G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K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O4]" office:value-type="string" office:string-value="TURMA" table:number-columns-spanned="2" table:number-rows-spanned="1">
            <text:p>TURMA</text:p>
          </table:table-cell>
          <table:covered-table-cell table:style-name="ce4"/>
          <table:table-cell/>
          <table:table-cell table:style-name="ce4" office:value-type="string">
            <text:p>Série</text:p>
          </table:table-cell>
          <table:table-cell table:style-name="ce4" table:formula="of:=[.S4]" office:value-type="string" office:string-value="TURMA" table:number-columns-spanned="2" table:number-rows-spanned="1">
            <text:p>TURMA</text:p>
          </table:table-cell>
          <table:covered-table-cell table:style-name="ce4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2" table:number-columns-repeated="3"/>
          <table:table-cell table:style-name="ce11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2"/>
          <table:table-cell table:style-name="Default" table:number-columns-repeated="12"/>
          <table:table-cell table:number-columns-repeated="986"/>
        </table:table-row>
        <table:table-row table:style-name="ro1"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style-name="ce12"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4" office:value-type="string">
            <text:p>nº</text:p>
          </table:table-cell>
          <table:table-cell table:style-name="ce7" office:value-type="string">
            <text:p>Nota</text:p>
          </table:table-cell>
          <table:table-cell table:style-name="ce10" office:value-type="string">
            <text:p>Faltas</text:p>
          </table:table-cell>
          <table:table-cell table:number-columns-repeated="2"/>
          <table:table-cell table:style-name="Default" table:number-columns-repeated="12"/>
          <table:table-cell table:style-name="ce12"/>
          <table:table-cell table:number-columns-repeated="985"/>
        </table:table-row>
        <table:table-row table:style-name="ro2">
          <table:table-cell table:style-name="ce3"/>
          <table:table-cell table:style-name="ce5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8">
            <text:p>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9">
            <text:p>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9">
            <text:p>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9">
            <text:p>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0">
            <text:p>1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0">
            <text:p>1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0">
            <text:p>1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1">
            <text:p>1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1">
            <text:p>1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1">
            <text:p>1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2">
            <text:p>1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2">
            <text:p>1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2">
            <text:p>1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3">
            <text:p>1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3">
            <text:p>1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3">
            <text:p>1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4">
            <text:p>1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4">
            <text:p>1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4">
            <text:p>1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5">
            <text:p>1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5">
            <text:p>1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5">
            <text:p>1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6">
            <text:p>1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6">
            <text:p>1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6">
            <text:p>1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7">
            <text:p>1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7">
            <text:p>1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7">
            <text:p>1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8">
            <text:p>1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8">
            <text:p>1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8">
            <text:p>1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19">
            <text:p>1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19">
            <text:p>1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19">
            <text:p>1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35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0">
            <text:p>2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0">
            <text:p>2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0">
            <text:p>2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1">
            <text:p>2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1">
            <text:p>2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1">
            <text:p>2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2">
            <text:p>2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2">
            <text:p>2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2">
            <text:p>2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3">
            <text:p>2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3">
            <text:p>2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3">
            <text:p>2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4">
            <text:p>2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4">
            <text:p>2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4">
            <text:p>2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5">
            <text:p>2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5">
            <text:p>2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5">
            <text:p>2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6">
            <text:p>2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6">
            <text:p>2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6">
            <text:p>2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7">
            <text:p>2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7">
            <text:p>2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7">
            <text:p>2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8">
            <text:p>2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8">
            <text:p>2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8">
            <text:p>2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29">
            <text:p>2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29">
            <text:p>2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29">
            <text:p>2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0">
            <text:p>3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0">
            <text:p>3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0">
            <text:p>3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1">
            <text:p>3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1">
            <text:p>3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1">
            <text:p>31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2">
            <text:p>3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2">
            <text:p>3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2">
            <text:p>32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3">
            <text:p>3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3">
            <text:p>3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3">
            <text:p>33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4">
            <text:p>3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4">
            <text:p>3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4">
            <text:p>34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5">
            <text:p>3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5">
            <text:p>3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5">
            <text:p>35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6">
            <text:p>3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6">
            <text:p>3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6">
            <text:p>36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7">
            <text:p>3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7">
            <text:p>3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7">
            <text:p>37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8">
            <text:p>3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8">
            <text:p>3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8">
            <text:p>38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39">
            <text:p>3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39">
            <text:p>3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39">
            <text:p>39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 office:value-type="float" office:value="40">
            <text:p>4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3"/>
          <table:table-cell table:style-name="ce5" office:value-type="float" office:value="40">
            <text:p>4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5" office:value-type="float" office:value="40">
            <text:p>40</text:p>
          </table:table-cell>
          <table:table-cell table:style-name="ce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table:number-columns-repeated="2"/>
          <table:table-cell table:style-name="Default" table:number-columns-repeated="12"/>
          <table:table-cell table:style-name="ce13"/>
          <table:table-cell table:style-name="ce3" table:number-columns-repeated="985"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5"/>
          <table:table-cell table:style-name="ce1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9"/>
          <table:table-cell table:style-name="ce5"/>
          <table:table-cell table:style-name="ce3"/>
          <table:table-cell table:style-name="ce5"/>
          <table:table-cell table:style-name="ce15"/>
          <table:table-cell table:style-name="ce16"/>
          <table:table-cell table:style-name="ce3"/>
          <table:table-cell table:style-name="ce5"/>
          <table:table-cell table:style-name="ce32"/>
          <table:table-cell table:style-name="ce5"/>
          <table:table-cell table:style-name="ce13"/>
          <table:table-cell table:style-name="ce3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P.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 table:number-columns-repeated="2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1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16"/>
          <table:table-cell table:style-name="ce3"/>
          <table:table-cell table:style-name="ce5" office:value-type="string">
            <text:p>A.D. </text:p>
          </table:table-cell>
          <table:table-cell table:style-name="ce16" office:value-type="float" office:value="0" table:number-columns-spanned="2" table:number-rows-spanned="1">
            <text:p>0</text:p>
          </table:table-cell>
          <table:covered-table-cell table:style-name="ce5"/>
          <table:table-cell table:style-name="ce3" table:number-columns-repeated="2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14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</text:p>
          </table:table-cell>
          <table:covered-table-cell table:number-columns-repeated="2" table:style-name="ce6"/>
          <table:table-cell table:style-name="ce3"/>
          <table:table-cell table:style-name="ce6" office:value-type="string" table:number-columns-spanned="3" table:number-rows-spanned="3">
            <text:p>Visto: <text:s text:c="2"/></text:p>
          </table:table-cell>
          <table:covered-table-cell table:style-name="ce33"/>
          <table:covered-table-cell table:style-name="ce6"/>
          <table:table-cell table:style-name="ce3" table:number-columns-repeated="2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34"/>
          <table:covered-table-cell table:style-name="ce6"/>
          <table:table-cell table:style-name="ce3" table:number-columns-repeated="2"/>
          <table:table-cell table:style-name="Default" table:number-columns-repeated="12"/>
          <table:table-cell table:style-name="ce3" table:number-columns-repeated="986"/>
        </table:table-row>
        <table:table-row table:style-name="ro2">
          <table:table-cell table:style-name="ce3"/>
          <table:covered-table-cell table:number-columns-repeated="3" table:style-name="ce6"/>
          <table:table-cell table:style-name="ce14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number-columns-repeated="3" table:style-name="ce6"/>
          <table:table-cell table:style-name="ce3"/>
          <table:covered-table-cell table:style-name="ce6"/>
          <table:covered-table-cell table:style-name="ce34"/>
          <table:covered-table-cell table:style-name="ce6"/>
          <table:table-cell table:style-name="ce3"/>
          <table:table-cell table:number-columns-repeated="99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 NOTAS" table:style-name="ta5" table:print="false">
        <office:forms form:automatic-focus="false" form:apply-design-mode="false"/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5" table:default-cell-style-name="ce44"/>
        <table:table-column table:style-name="co2" table:default-cell-style-name="ce44"/>
        <table:table-column table:style-name="co9" table:default-cell-style-name="ce44"/>
        <table:table-column table:style-name="co8" table:default-cell-style-name="ce44"/>
        <table:table-column table:style-name="co5" table:default-cell-style-name="ce44"/>
        <table:table-column table:style-name="co2" table:default-cell-style-name="ce44"/>
        <table:table-column table:style-name="co9" table:default-cell-style-name="ce44"/>
        <table:table-column table:style-name="co8" table:default-cell-style-name="ce44"/>
        <table:table-column table:style-name="co5" table:default-cell-style-name="ce44"/>
        <table:table-column table:style-name="co2" table:default-cell-style-name="ce44"/>
        <table:table-column table:style-name="co9" table:default-cell-style-name="ce44"/>
        <table:table-column table:style-name="co8" table:default-cell-style-name="ce44"/>
        <table:table-column table:style-name="co5" table:default-cell-style-name="ce44"/>
        <table:table-column table:style-name="co2" table:default-cell-style-name="ce44"/>
        <table:table-column table:style-name="co9" table:default-cell-style-name="ce44"/>
        <table:table-column table:style-name="co8" table:default-cell-style-name="ce44"/>
        <table:table-column table:style-name="co5" table:number-columns-repeated="2" table:default-cell-style-name="ce44"/>
        <table:table-column table:style-name="co2" table:default-cell-style-name="ce44"/>
        <table:table-column table:style-name="co30" table:default-cell-style-name="ce44"/>
        <table:table-column table:style-name="co11" table:default-cell-style-name="ce44"/>
        <table:table-column table:style-name="co12" table:default-cell-style-name="ce44"/>
        <table:table-column table:style-name="co2" table:default-cell-style-name="ce44"/>
        <table:table-column table:style-name="co9" table:default-cell-style-name="ce44"/>
        <table:table-column table:style-name="co13" table:default-cell-style-name="ce44"/>
        <table:table-column table:style-name="co14" table:default-cell-style-name="ce44"/>
        <table:table-column table:style-name="co2" table:default-cell-style-name="ce44"/>
        <table:table-column table:style-name="co9" table:default-cell-style-name="ce44"/>
        <table:table-column table:style-name="co8" table:default-cell-style-name="ce44"/>
        <table:table-column table:style-name="co5" table:default-cell-style-name="ce44"/>
        <table:table-column table:style-name="co12" table:default-cell-style-name="ce44"/>
        <table:table-column table:style-name="co15" table:number-columns-repeated="218" table:default-cell-style-name="ce44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45"/>
          <table:table-cell table:style-name="ce47" office:value-type="string">
            <text:p>Bimestre</text:p>
          </table:table-cell>
          <table:table-cell table:style-name="ce47" office:value-type="string" table:number-columns-spanned="2" table:number-rows-spanned="1">
            <text:p>MÉDIA FINAL</text:p>
          </table:table-cell>
          <table:covered-table-cell table:style-name="ce47"/>
          <table:table-cell table:style-name="ce54"/>
          <table:table-cell table:style-name="ce47" office:value-type="string">
            <text:p>Bimestre</text:p>
          </table:table-cell>
          <table:table-cell table:style-name="ce47" office:value-type="string" table:number-columns-spanned="2" table:number-rows-spanned="1">
            <text:p>MÉDIA FINAL</text:p>
          </table:table-cell>
          <table:covered-table-cell table:style-name="ce47"/>
          <table:table-cell/>
          <table:table-cell table:style-name="ce47" office:value-type="string">
            <text:p>Bimestre</text:p>
          </table:table-cell>
          <table:table-cell table:style-name="ce47" office:value-type="string" table:number-columns-spanned="2" table:number-rows-spanned="1">
            <text:p>MÉDIA FINAL</text:p>
          </table:table-cell>
          <table:covered-table-cell table:style-name="ce47"/>
          <table:table-cell/>
          <table:table-cell table:style-name="ce47" office:value-type="string">
            <text:p>Bimestre</text:p>
          </table:table-cell>
          <table:table-cell table:style-name="ce47" office:value-type="string" table:number-columns-spanned="2" table:number-rows-spanned="1">
            <text:p>MÉDIA FINAL</text:p>
          </table:table-cell>
          <table:covered-table-cell table:style-name="ce47"/>
          <table:table-cell/>
          <table:table-cell table:style-name="ce47" office:value-type="string">
            <text:p>Bimestre</text:p>
          </table:table-cell>
          <table:table-cell table:style-name="ce47" office:value-type="string" table:number-columns-spanned="2" table:number-rows-spanned="1">
            <text:p>MÉDIA FINAL</text:p>
          </table:table-cell>
          <table:covered-table-cell table:style-name="ce47"/>
          <table:table-cell/>
          <table:table-cell table:style-name="ce47" office:value-type="string">
            <text:p>Bimestre</text:p>
          </table:table-cell>
          <table:table-cell table:style-name="ce47" office:value-type="string" table:number-columns-spanned="2" table:number-rows-spanned="1">
            <text:p>MÉDIA FINAL</text:p>
          </table:table-cell>
          <table:covered-table-cell table:style-name="ce47"/>
          <table:table-cell table:number-columns-repeated="2"/>
          <table:table-cell table:style-name="ce47" office:value-type="string">
            <text:p>Bimestre</text:p>
          </table:table-cell>
          <table:table-cell table:style-name="ce47" office:value-type="string" table:number-columns-spanned="2" table:number-rows-spanned="1">
            <text:p>FALTAS</text:p>
          </table:table-cell>
          <table:covered-table-cell table:style-name="ce47"/>
          <table:table-cell table:style-name="Default" table:number-columns-repeated="9"/>
          <table:table-cell table:number-columns-repeated="986"/>
        </table:table-row>
        <table:table-row table:style-name="ro1">
          <table:table-cell/>
          <table:table-cell table:style-name="ce47" office:value-type="string">
            <text:p>Disciplina</text:p>
          </table:table-cell>
          <table:table-cell table:style-name="ce47" office:value-type="string" table:number-columns-spanned="2" table:number-rows-spanned="1">
            <text:p>MATÉRIA</text:p>
          </table:table-cell>
          <table:covered-table-cell table:style-name="ce47"/>
          <table:table-cell table:style-name="ce54"/>
          <table:table-cell table:style-name="ce47" office:value-type="string">
            <text:p>Disciplina: </text:p>
          </table:table-cell>
          <table:table-cell table:style-name="ce47" office:value-type="string" table:number-columns-spanned="2" table:number-rows-spanned="1">
            <text:p>MATÉRIA</text:p>
          </table:table-cell>
          <table:covered-table-cell table:style-name="ce47"/>
          <table:table-cell/>
          <table:table-cell table:style-name="ce47" office:value-type="string">
            <text:p>Disciplina</text:p>
          </table:table-cell>
          <table:table-cell table:style-name="ce47" office:value-type="string" table:number-columns-spanned="2" table:number-rows-spanned="1">
            <text:p>MATÉRIA</text:p>
          </table:table-cell>
          <table:covered-table-cell table:style-name="ce47"/>
          <table:table-cell/>
          <table:table-cell table:style-name="ce47" office:value-type="string">
            <text:p>Disciplina</text:p>
          </table:table-cell>
          <table:table-cell table:style-name="ce47" office:value-type="string" table:number-columns-spanned="2" table:number-rows-spanned="1">
            <text:p>MATÉRIA</text:p>
          </table:table-cell>
          <table:covered-table-cell table:style-name="ce47"/>
          <table:table-cell/>
          <table:table-cell table:style-name="ce47" office:value-type="string">
            <text:p>Disciplina</text:p>
          </table:table-cell>
          <table:table-cell table:style-name="ce47" office:value-type="string" table:number-columns-spanned="2" table:number-rows-spanned="1">
            <text:p>MATÉRIA</text:p>
          </table:table-cell>
          <table:covered-table-cell table:style-name="ce47"/>
          <table:table-cell/>
          <table:table-cell table:style-name="ce47" office:value-type="string">
            <text:p>Disciplina</text:p>
          </table:table-cell>
          <table:table-cell table:style-name="ce47" office:value-type="string" table:number-columns-spanned="2" table:number-rows-spanned="1">
            <text:p>MATÉRIA</text:p>
          </table:table-cell>
          <table:covered-table-cell table:style-name="ce47"/>
          <table:table-cell table:number-columns-repeated="2"/>
          <table:table-cell table:style-name="ce47" office:value-type="string">
            <text:p>Disciplina</text:p>
          </table:table-cell>
          <table:table-cell table:style-name="ce47" table:number-columns-spanned="2" table:number-rows-spanned="1"/>
          <table:covered-table-cell table:style-name="ce47"/>
          <table:table-cell table:style-name="Default" table:number-columns-repeated="9"/>
          <table:table-cell table:number-columns-repeated="986"/>
        </table:table-row>
        <table:table-row table:style-name="ro1">
          <table:table-cell/>
          <table:table-cell table:style-name="ce47" office:value-type="string">
            <text:p>Série</text:p>
          </table:table-cell>
          <table:table-cell table:style-name="ce47" office:value-type="string" table:number-columns-spanned="2" table:number-rows-spanned="1">
            <text:p>TURMA</text:p>
          </table:table-cell>
          <table:covered-table-cell table:style-name="ce47"/>
          <table:table-cell table:style-name="ce54"/>
          <table:table-cell table:style-name="ce47" office:value-type="string">
            <text:p>Série</text:p>
          </table:table-cell>
          <table:table-cell table:style-name="ce47" table:formula="of:=[.C4]" office:value-type="string" office:string-value="TURMA" table:number-columns-spanned="2" table:number-rows-spanned="1">
            <text:p>TURMA</text:p>
          </table:table-cell>
          <table:covered-table-cell table:style-name="ce47"/>
          <table:table-cell table:style-name="ce45"/>
          <table:table-cell table:style-name="ce47" office:value-type="string">
            <text:p>Série</text:p>
          </table:table-cell>
          <table:table-cell table:style-name="ce47" table:formula="of:=[.G4]" office:value-type="string" office:string-value="TURMA" table:number-columns-spanned="2" table:number-rows-spanned="1">
            <text:p>TURMA</text:p>
          </table:table-cell>
          <table:covered-table-cell table:style-name="ce47"/>
          <table:table-cell/>
          <table:table-cell table:style-name="ce47" office:value-type="string">
            <text:p>Série</text:p>
          </table:table-cell>
          <table:table-cell table:style-name="ce47" table:formula="of:=[.K4]" office:value-type="string" office:string-value="TURMA" table:number-columns-spanned="2" table:number-rows-spanned="1">
            <text:p>TURMA</text:p>
          </table:table-cell>
          <table:covered-table-cell table:style-name="ce47"/>
          <table:table-cell/>
          <table:table-cell table:style-name="ce47" office:value-type="string">
            <text:p>Série</text:p>
          </table:table-cell>
          <table:table-cell table:style-name="ce47" table:formula="of:=[.O4]" office:value-type="string" office:string-value="TURMA" table:number-columns-spanned="2" table:number-rows-spanned="1">
            <text:p>TURMA</text:p>
          </table:table-cell>
          <table:covered-table-cell table:style-name="ce47"/>
          <table:table-cell/>
          <table:table-cell table:style-name="ce47" office:value-type="string">
            <text:p>Série</text:p>
          </table:table-cell>
          <table:table-cell table:style-name="ce47" table:formula="of:=[.S4]" office:value-type="string" office:string-value="TURMA" table:number-columns-spanned="2" table:number-rows-spanned="1">
            <text:p>TURMA</text:p>
          </table:table-cell>
          <table:covered-table-cell table:style-name="ce47"/>
          <table:table-cell table:number-columns-repeated="2"/>
          <table:table-cell table:style-name="ce47" office:value-type="string">
            <text:p>Série</text:p>
          </table:table-cell>
          <table:table-cell table:style-name="ce47" table:formula="of:=[.X4]" office:value-type="float" office:value="0" table:number-columns-spanned="2" table:number-rows-spanned="1">
            <text:p>0</text:p>
          </table:table-cell>
          <table:covered-table-cell table:style-name="ce47"/>
          <table:table-cell table:style-name="Default" table:number-columns-repeated="9"/>
          <table:table-cell table:number-columns-repeated="986"/>
        </table:table-row>
        <table:table-row table:style-name="ro1">
          <table:table-cell/>
          <table:table-cell table:style-name="ce45" table:number-columns-repeated="3"/>
          <table:table-cell table:style-name="ce54"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 table:number-columns-repeated="2"/>
          <table:table-cell table:style-name="ce45" table:number-columns-repeated="3"/>
          <table:table-cell table:style-name="Default" table:number-columns-repeated="9"/>
          <table:table-cell table:number-columns-repeated="986"/>
        </table:table-row>
        <table:table-row table:style-name="ro1">
          <table:table-cell/>
          <table:table-cell table:style-name="ce47" office:value-type="string">
            <text:p>nº</text:p>
          </table:table-cell>
          <table:table-cell table:style-name="ce50" office:value-type="string">
            <text:p>Nota</text:p>
          </table:table-cell>
          <table:table-cell table:style-name="ce53" office:value-type="string">
            <text:p>Faltas</text:p>
          </table:table-cell>
          <table:table-cell table:style-name="ce55"/>
          <table:table-cell table:style-name="ce47" office:value-type="string">
            <text:p>nº</text:p>
          </table:table-cell>
          <table:table-cell table:style-name="ce50" office:value-type="string">
            <text:p>Nota</text:p>
          </table:table-cell>
          <table:table-cell table:style-name="ce53" office:value-type="string">
            <text:p>Faltas</text:p>
          </table:table-cell>
          <table:table-cell/>
          <table:table-cell table:style-name="ce47" office:value-type="string">
            <text:p>nº</text:p>
          </table:table-cell>
          <table:table-cell table:style-name="ce50" office:value-type="string">
            <text:p>Nota</text:p>
          </table:table-cell>
          <table:table-cell table:style-name="ce53" office:value-type="string">
            <text:p>Faltas</text:p>
          </table:table-cell>
          <table:table-cell/>
          <table:table-cell table:style-name="ce47" office:value-type="string">
            <text:p>nº</text:p>
          </table:table-cell>
          <table:table-cell table:style-name="ce50" office:value-type="string">
            <text:p>Nota</text:p>
          </table:table-cell>
          <table:table-cell table:style-name="ce53" office:value-type="string">
            <text:p>Faltas</text:p>
          </table:table-cell>
          <table:table-cell/>
          <table:table-cell table:style-name="ce47" office:value-type="string">
            <text:p>nº</text:p>
          </table:table-cell>
          <table:table-cell table:style-name="ce50" office:value-type="string">
            <text:p>Nota</text:p>
          </table:table-cell>
          <table:table-cell table:style-name="ce53" office:value-type="string">
            <text:p>Faltas</text:p>
          </table:table-cell>
          <table:table-cell/>
          <table:table-cell table:style-name="ce47" office:value-type="string">
            <text:p>nº</text:p>
          </table:table-cell>
          <table:table-cell table:style-name="ce50" office:value-type="string">
            <text:p>Nota</text:p>
          </table:table-cell>
          <table:table-cell table:style-name="ce53" office:value-type="string">
            <text:p>Faltas</text:p>
          </table:table-cell>
          <table:table-cell table:number-columns-repeated="2"/>
          <table:table-cell table:style-name="ce47" office:value-type="string">
            <text:p>nº</text:p>
          </table:table-cell>
          <table:table-cell table:style-name="ce53" office:value-type="string">
            <text:p>Faltas</text:p>
          </table:table-cell>
          <table:table-cell table:style-name="Default" table:number-columns-repeated="10"/>
          <table:table-cell table:style-name="ce55"/>
          <table:table-cell table:number-columns-repeated="985"/>
        </table:table-row>
        <table:table-row table:style-name="ro2">
          <table:table-cell table:style-name="ce46"/>
          <table:table-cell table:style-name="ce48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3">
            <text:p>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3">
            <text:p>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">
            <text:p>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">
            <text:p>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">
            <text:p>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">
            <text:p>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3">
            <text:p>3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4">
            <text:p>4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5">
            <text:p>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5">
            <text:p>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5">
            <text:p>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5">
            <text:p>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5">
            <text:p>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5">
            <text:p>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5">
            <text:p>5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6">
            <text:p>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6">
            <text:p>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6">
            <text:p>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6">
            <text:p>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6">
            <text:p>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6">
            <text:p>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6">
            <text:p>6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7">
            <text:p>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7">
            <text:p>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7">
            <text:p>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7">
            <text:p>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7">
            <text:p>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7">
            <text:p>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7">
            <text:p>7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46" table:number-columns-repeated="986"/>
        </table:table-row>
        <table:table-row table:style-name="ro2">
          <table:table-cell table:style-name="ce46"/>
          <table:table-cell table:style-name="ce48" office:value-type="float" office:value="8">
            <text:p>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8">
            <text:p>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8">
            <text:p>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8">
            <text:p>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8">
            <text:p>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8">
            <text:p>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8">
            <text:p>8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9">
            <text:p>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9">
            <text:p>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9">
            <text:p>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9">
            <text:p>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9">
            <text:p>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9">
            <text:p>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9">
            <text:p>9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11">
            <text:p>1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11">
            <text:p>1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1">
            <text:p>1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1">
            <text:p>1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1">
            <text:p>1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1">
            <text:p>1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11">
            <text:p>11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13">
            <text:p>1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13">
            <text:p>1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3">
            <text:p>1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3">
            <text:p>1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3">
            <text:p>1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3">
            <text:p>1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14">
            <text:p>1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14">
            <text:p>1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4">
            <text:p>1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4">
            <text:p>1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4">
            <text:p>1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4">
            <text:p>1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14">
            <text:p>14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16">
            <text:p>1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16">
            <text:p>1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6">
            <text:p>1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6">
            <text:p>1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6">
            <text:p>1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6">
            <text:p>1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16">
            <text:p>16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17">
            <text:p>1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17">
            <text:p>1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7">
            <text:p>1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7">
            <text:p>1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7">
            <text:p>1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7">
            <text:p>1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17">
            <text:p>17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18">
            <text:p>1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18">
            <text:p>1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8">
            <text:p>1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8">
            <text:p>1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8">
            <text:p>1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8">
            <text:p>1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18">
            <text:p>18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19">
            <text:p>1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19">
            <text:p>1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9">
            <text:p>1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9">
            <text:p>1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9">
            <text:p>1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19">
            <text:p>1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19">
            <text:p>19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63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21">
            <text:p>2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21">
            <text:p>2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1">
            <text:p>2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1">
            <text:p>2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1">
            <text:p>2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1">
            <text:p>2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21">
            <text:p>21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22">
            <text:p>2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22">
            <text:p>2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2">
            <text:p>2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2">
            <text:p>2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2">
            <text:p>2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2">
            <text:p>2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22">
            <text:p>22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23">
            <text:p>2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23">
            <text:p>2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3">
            <text:p>2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3">
            <text:p>2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3">
            <text:p>2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3">
            <text:p>2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23">
            <text:p>23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26">
            <text:p>2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26">
            <text:p>2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6">
            <text:p>2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6">
            <text:p>2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6">
            <text:p>2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6">
            <text:p>2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26">
            <text:p>26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27">
            <text:p>2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27">
            <text:p>2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7">
            <text:p>2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7">
            <text:p>2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7">
            <text:p>2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7">
            <text:p>2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28">
            <text:p>2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28">
            <text:p>2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8">
            <text:p>2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8">
            <text:p>2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8">
            <text:p>2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8">
            <text:p>2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28">
            <text:p>28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29">
            <text:p>2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29">
            <text:p>2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9">
            <text:p>2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9">
            <text:p>2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9">
            <text:p>2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29">
            <text:p>2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29">
            <text:p>29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31">
            <text:p>3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31">
            <text:p>3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1">
            <text:p>3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1">
            <text:p>3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1">
            <text:p>3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1">
            <text:p>31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31">
            <text:p>31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32">
            <text:p>3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32">
            <text:p>3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2">
            <text:p>3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2">
            <text:p>3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2">
            <text:p>3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2">
            <text:p>32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32">
            <text:p>32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33">
            <text:p>3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33">
            <text:p>3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3">
            <text:p>3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3">
            <text:p>3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3">
            <text:p>3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3">
            <text:p>33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34">
            <text:p>3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34">
            <text:p>3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4">
            <text:p>3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4">
            <text:p>3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4">
            <text:p>3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4">
            <text:p>34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34">
            <text:p>34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35">
            <text:p>3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35">
            <text:p>3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5">
            <text:p>3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5">
            <text:p>3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5">
            <text:p>3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5">
            <text:p>35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35">
            <text:p>35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37">
            <text:p>3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37">
            <text:p>3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7">
            <text:p>3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7">
            <text:p>3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7">
            <text:p>3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7">
            <text:p>37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37">
            <text:p>37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38">
            <text:p>3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38">
            <text:p>3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8">
            <text:p>3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8">
            <text:p>3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8">
            <text:p>3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8">
            <text:p>38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38">
            <text:p>38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39">
            <text:p>3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39">
            <text:p>3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9">
            <text:p>3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9">
            <text:p>3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9">
            <text:p>3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39">
            <text:p>39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39">
            <text:p>39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6"/>
          <table:table-cell table:style-name="ce48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/>
          <table:table-cell table:style-name="ce48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6" table:number-columns-repeated="2"/>
          <table:table-cell table:style-name="ce48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Default" table:number-columns-repeated="10"/>
          <table:table-cell table:style-name="ce56"/>
          <table:table-cell table:style-name="ce46" table:number-columns-repeated="985"/>
        </table:table-row>
        <table:table-row table:style-name="ro2">
          <table:table-cell table:style-name="ce46"/>
          <table:table-cell table:style-name="ce48"/>
          <table:table-cell table:style-name="ce52"/>
          <table:table-cell table:style-name="ce48"/>
          <table:table-cell table:style-name="ce56"/>
          <table:table-cell table:style-name="ce48"/>
          <table:table-cell table:style-name="ce52"/>
          <table:table-cell table:style-name="ce48"/>
          <table:table-cell table:style-name="ce46"/>
          <table:table-cell table:style-name="ce48"/>
          <table:table-cell table:style-name="ce52"/>
          <table:table-cell table:style-name="ce48"/>
          <table:table-cell table:style-name="ce46"/>
          <table:table-cell table:style-name="ce48"/>
          <table:table-cell table:style-name="ce52"/>
          <table:table-cell table:style-name="ce48"/>
          <table:table-cell table:style-name="ce46"/>
          <table:table-cell table:style-name="ce48"/>
          <table:table-cell table:style-name="ce58"/>
          <table:table-cell table:style-name="ce59"/>
          <table:table-cell table:style-name="ce46"/>
          <table:table-cell table:style-name="ce48"/>
          <table:table-cell table:style-name="ce60"/>
          <table:table-cell table:style-name="ce48"/>
          <table:table-cell table:style-name="ce56"/>
          <table:table-cell table:style-name="ce46"/>
          <table:table-cell table:style-name="ce48" table:number-columns-repeated="2"/>
          <table:table-cell table:style-name="Default" table:number-columns-repeated="10"/>
          <table:table-cell table:style-name="ce46" table:number-columns-repeated="986"/>
        </table:table-row>
        <table:table-row table:style-name="ro2">
          <table:table-cell table:style-name="ce46"/>
          <table:table-cell table:style-name="ce48" office:value-type="string">
            <text:p>A.P.</text:p>
          </table:table-cell>
          <table:table-cell table:style-name="ce48" office:value-type="float" office:value="0" table:number-columns-spanned="2" table:number-rows-spanned="1">
            <text:p>0</text:p>
          </table:table-cell>
          <table:covered-table-cell table:style-name="ce48"/>
          <table:table-cell table:style-name="ce56"/>
          <table:table-cell table:style-name="ce48" office:value-type="string">
            <text:p>A.P.</text:p>
          </table:table-cell>
          <table:table-cell table:style-name="ce48" office:value-type="float" office:value="0" table:number-columns-spanned="2" table:number-rows-spanned="1">
            <text:p>0</text:p>
          </table:table-cell>
          <table:covered-table-cell table:style-name="ce48"/>
          <table:table-cell table:style-name="ce46"/>
          <table:table-cell table:style-name="ce48" office:value-type="string">
            <text:p>A.P.</text:p>
          </table:table-cell>
          <table:table-cell table:style-name="ce48" office:value-type="float" office:value="0" table:number-columns-spanned="2" table:number-rows-spanned="1">
            <text:p>0</text:p>
          </table:table-cell>
          <table:covered-table-cell table:style-name="ce48"/>
          <table:table-cell table:style-name="ce46"/>
          <table:table-cell table:style-name="ce48" office:value-type="string">
            <text:p>A.P.</text:p>
          </table:table-cell>
          <table:table-cell table:style-name="ce48" office:value-type="float" office:value="0" table:number-columns-spanned="2" table:number-rows-spanned="1">
            <text:p>0</text:p>
          </table:table-cell>
          <table:covered-table-cell table:style-name="ce48"/>
          <table:table-cell table:style-name="ce46"/>
          <table:table-cell table:style-name="ce48" office:value-type="string">
            <text:p>A.P.</text:p>
          </table:table-cell>
          <table:table-cell table:style-name="ce59" office:value-type="float" office:value="0" table:number-columns-spanned="2" table:number-rows-spanned="1">
            <text:p>0</text:p>
          </table:table-cell>
          <table:covered-table-cell table:style-name="ce59"/>
          <table:table-cell table:style-name="ce46"/>
          <table:table-cell table:style-name="ce48" office:value-type="string">
            <text:p>A.P.</text:p>
          </table:table-cell>
          <table:table-cell table:style-name="ce59" office:value-type="float" office:value="0" table:number-columns-spanned="2" table:number-rows-spanned="1">
            <text:p>0</text:p>
          </table:table-cell>
          <table:covered-table-cell table:style-name="ce48"/>
          <table:table-cell table:style-name="ce57"/>
          <table:table-cell table:style-name="ce46"/>
          <table:table-cell table:style-name="ce48" office:value-type="string">
            <text:p>A.P.</text:p>
          </table:table-cell>
          <table:table-cell table:style-name="ce59" office:value-type="float" office:value="0" table:number-columns-spanned="2" table:number-rows-spanned="1">
            <text:p>0</text:p>
          </table:table-cell>
          <table:covered-table-cell table:style-name="ce48"/>
          <table:table-cell table:style-name="Default" table:number-columns-repeated="9"/>
          <table:table-cell table:style-name="ce46" table:number-columns-repeated="986"/>
        </table:table-row>
        <table:table-row table:style-name="ro2">
          <table:table-cell table:style-name="ce46"/>
          <table:table-cell table:style-name="ce48" office:value-type="string">
            <text:p>A.D. </text:p>
          </table:table-cell>
          <table:table-cell table:style-name="ce48" office:value-type="float" office:value="0" table:number-columns-spanned="2" table:number-rows-spanned="1">
            <text:p>0</text:p>
          </table:table-cell>
          <table:covered-table-cell table:style-name="ce48"/>
          <table:table-cell table:style-name="ce56"/>
          <table:table-cell table:style-name="ce48" office:value-type="string">
            <text:p>A.D. </text:p>
          </table:table-cell>
          <table:table-cell table:style-name="ce48" office:value-type="float" office:value="0" table:number-columns-spanned="2" table:number-rows-spanned="1">
            <text:p>0</text:p>
          </table:table-cell>
          <table:covered-table-cell table:style-name="ce48"/>
          <table:table-cell table:style-name="ce46"/>
          <table:table-cell table:style-name="ce48" office:value-type="string">
            <text:p>A.D. </text:p>
          </table:table-cell>
          <table:table-cell table:style-name="ce48" office:value-type="float" office:value="0" table:number-columns-spanned="2" table:number-rows-spanned="1">
            <text:p>0</text:p>
          </table:table-cell>
          <table:covered-table-cell table:style-name="ce48"/>
          <table:table-cell table:style-name="ce46"/>
          <table:table-cell table:style-name="ce48" office:value-type="string">
            <text:p>A.D. </text:p>
          </table:table-cell>
          <table:table-cell table:style-name="ce48" office:value-type="float" office:value="0" table:number-columns-spanned="2" table:number-rows-spanned="1">
            <text:p>0</text:p>
          </table:table-cell>
          <table:covered-table-cell table:style-name="ce48"/>
          <table:table-cell table:style-name="ce46"/>
          <table:table-cell table:style-name="ce48" office:value-type="string">
            <text:p>A.D. </text:p>
          </table:table-cell>
          <table:table-cell table:style-name="ce59" office:value-type="float" office:value="0" table:number-columns-spanned="2" table:number-rows-spanned="1">
            <text:p>0</text:p>
          </table:table-cell>
          <table:covered-table-cell table:style-name="ce59"/>
          <table:table-cell table:style-name="ce46"/>
          <table:table-cell table:style-name="ce48" office:value-type="string">
            <text:p>A.D. </text:p>
          </table:table-cell>
          <table:table-cell table:style-name="ce59" office:value-type="float" office:value="0" table:number-columns-spanned="2" table:number-rows-spanned="1">
            <text:p>0</text:p>
          </table:table-cell>
          <table:covered-table-cell table:style-name="ce48"/>
          <table:table-cell table:style-name="ce57"/>
          <table:table-cell table:style-name="ce46"/>
          <table:table-cell table:style-name="ce48" office:value-type="string">
            <text:p>A.D. </text:p>
          </table:table-cell>
          <table:table-cell table:style-name="ce59" office:value-type="float" office:value="0" table:number-columns-spanned="2" table:number-rows-spanned="1">
            <text:p>0</text:p>
          </table:table-cell>
          <table:covered-table-cell table:style-name="ce48"/>
          <table:table-cell table:style-name="Default" table:number-columns-repeated="9"/>
          <table:table-cell table:style-name="ce46" table:number-columns-repeated="986"/>
        </table:table-row>
        <table:table-row table:style-name="ro2">
          <table:table-cell table:style-name="ce46"/>
          <table:table-cell table:style-name="ce49" office:value-type="string" table:number-columns-spanned="3" table:number-rows-spanned="3">
            <text:p>Visto</text:p>
          </table:table-cell>
          <table:covered-table-cell table:number-columns-repeated="2" table:style-name="ce49"/>
          <table:table-cell table:style-name="ce57"/>
          <table:table-cell table:style-name="ce49" office:value-type="string" table:number-columns-spanned="3" table:number-rows-spanned="3">
            <text:p>Visto</text:p>
          </table:table-cell>
          <table:covered-table-cell table:number-columns-repeated="2" table:style-name="ce49"/>
          <table:table-cell table:style-name="ce46"/>
          <table:table-cell table:style-name="ce49" office:value-type="string" table:number-columns-spanned="3" table:number-rows-spanned="3">
            <text:p>Visto</text:p>
          </table:table-cell>
          <table:covered-table-cell table:number-columns-repeated="2" table:style-name="ce49"/>
          <table:table-cell table:style-name="ce46"/>
          <table:table-cell table:style-name="ce49" office:value-type="string" table:number-columns-spanned="3" table:number-rows-spanned="3">
            <text:p>Visto</text:p>
          </table:table-cell>
          <table:covered-table-cell table:number-columns-repeated="2" table:style-name="ce49"/>
          <table:table-cell table:style-name="ce46"/>
          <table:table-cell table:style-name="ce49" office:value-type="string" table:number-columns-spanned="3" table:number-rows-spanned="3">
            <text:p>Visto</text:p>
          </table:table-cell>
          <table:covered-table-cell table:number-columns-repeated="2" table:style-name="ce49"/>
          <table:table-cell table:style-name="ce46"/>
          <table:table-cell table:style-name="ce49" office:value-type="string" table:number-columns-spanned="3" table:number-rows-spanned="3">
            <text:p>Visto: <text:s text:c="2"/></text:p>
          </table:table-cell>
          <table:covered-table-cell table:style-name="ce61"/>
          <table:covered-table-cell table:style-name="ce49"/>
          <table:table-cell table:style-name="ce57"/>
          <table:table-cell table:style-name="ce46"/>
          <table:table-cell table:style-name="ce49" office:value-type="string" table:number-columns-spanned="3" table:number-rows-spanned="3">
            <text:p>Visto: <text:s text:c="2"/></text:p>
          </table:table-cell>
          <table:covered-table-cell table:style-name="ce61"/>
          <table:covered-table-cell table:style-name="ce49"/>
          <table:table-cell table:style-name="Default" table:number-columns-repeated="9"/>
          <table:table-cell table:style-name="ce46" table:number-columns-repeated="986"/>
        </table:table-row>
        <table:table-row table:style-name="ro2">
          <table:table-cell table:style-name="ce46"/>
          <table:covered-table-cell table:number-columns-repeated="3" table:style-name="ce49"/>
          <table:table-cell table:style-name="ce57"/>
          <table:covered-table-cell table:number-columns-repeated="3" table:style-name="ce49"/>
          <table:table-cell table:style-name="ce46"/>
          <table:covered-table-cell table:number-columns-repeated="3" table:style-name="ce49"/>
          <table:table-cell table:style-name="ce46"/>
          <table:covered-table-cell table:number-columns-repeated="3" table:style-name="ce49"/>
          <table:table-cell table:style-name="ce46"/>
          <table:covered-table-cell table:number-columns-repeated="3" table:style-name="ce49"/>
          <table:table-cell table:style-name="ce46"/>
          <table:covered-table-cell table:style-name="ce49"/>
          <table:covered-table-cell table:style-name="ce62"/>
          <table:covered-table-cell table:style-name="ce49"/>
          <table:table-cell table:style-name="ce57"/>
          <table:table-cell table:style-name="ce46"/>
          <table:covered-table-cell table:style-name="ce49"/>
          <table:covered-table-cell table:style-name="ce62"/>
          <table:covered-table-cell table:style-name="ce49"/>
          <table:table-cell table:style-name="Default" table:number-columns-repeated="9"/>
          <table:table-cell table:style-name="ce46" table:number-columns-repeated="986"/>
        </table:table-row>
        <table:table-row table:style-name="ro2">
          <table:table-cell table:style-name="ce46"/>
          <table:covered-table-cell table:number-columns-repeated="3" table:style-name="ce49"/>
          <table:table-cell table:style-name="ce57"/>
          <table:covered-table-cell table:number-columns-repeated="3" table:style-name="ce49"/>
          <table:table-cell table:style-name="ce46"/>
          <table:covered-table-cell table:number-columns-repeated="3" table:style-name="ce49"/>
          <table:table-cell table:style-name="ce46"/>
          <table:covered-table-cell table:number-columns-repeated="3" table:style-name="ce49"/>
          <table:table-cell table:style-name="ce46"/>
          <table:covered-table-cell table:number-columns-repeated="3" table:style-name="ce49"/>
          <table:table-cell table:style-name="ce46"/>
          <table:covered-table-cell table:style-name="ce49"/>
          <table:covered-table-cell table:style-name="ce62"/>
          <table:covered-table-cell table:style-name="ce49"/>
          <table:table-cell table:number-columns-repeated="2"/>
          <table:covered-table-cell table:style-name="ce49"/>
          <table:covered-table-cell table:style-name="ce62"/>
          <table:covered-table-cell table:style-name="ce49"/>
          <table:table-cell table:number-columns-repeated="99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R$ </number:text>
      <number:number number:decimal-places="0" number:min-integer-digits="1" number:grouping="true"/>
      <number:text> </number:text>
    </number:number-style>
    <number:number-style style:name="N158">
      <number:text>(R$ 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 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 </number:text>
      <number:number number:decimal-places="2" number:min-integer-digits="1" number:grouping="true"/>
      <number:text> </number:text>
    </number:number-style>
    <number:number-style style:name="N161">
      <number:text>(R$ 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 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 R$ </number:text>
      <number:number number:decimal-places="0" number:min-integer-digits="1" number:grouping="true"/>
      <number:text> </number:text>
    </number:number-style>
    <number:number-style style:name="N164P1" style:volatile="true">
      <number:text> R$ (</number:text>
      <number:number number:decimal-places="0" number:min-integer-digits="1" number:grouping="true"/>
      <number:text>)</number:text>
    </number:number-style>
    <number:number-style style:name="N164P2" style:volatile="true">
      <number:text> R$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 R$ </number:text>
      <number:number number:decimal-places="2" number:min-integer-digits="1" number:grouping="true"/>
      <number:text> </number:text>
    </number:number-style>
    <number:number-style style:name="N166P1" style:volatile="true">
      <number:text> R$ (</number:text>
      <number:number number:decimal-places="2" number:min-integer-digits="1" number:grouping="true"/>
      <number:text>)</number:text>
    </number:number-style>
    <number:number-style style:name="N166P2" style:volatile="true">
      <number:text> R$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number:min-integer-digits="1"/>
    </number:number-style>
    <number:number-style style:name="N168">
      <number:number number:decimal-places="1" number:min-integer-digits="1" number:grouping="true"/>
    </number:number-style>
    <number:number-style style:name="N169">
      <number:number number:decimal-places="3" number:min-integer-digits="1"/>
    </number:number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Ênfase1" style:display-name="Excel_BuiltIn_20% - Ênfase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2" style:display-name="Excel_BuiltIn_20% - Ênfase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3" style:display-name="Excel_BuiltIn_20% - Ênfase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4" style:display-name="Excel_BuiltIn_20% - Ênfase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5" style:display-name="Excel_BuiltIn_20% - Ênfase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Ênfase6" style:display-name="Excel_BuiltIn_20% - Ênfase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1" style:display-name="Excel_BuiltIn_40% - Ênfase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2" style:display-name="Excel_BuiltIn_40% - Ênfase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3" style:display-name="Excel_BuiltIn_40% - Ênfase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4" style:display-name="Excel_BuiltIn_40% - Ênfase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5" style:display-name="Excel_BuiltIn_40% - Ênfase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Ênfase6" style:display-name="Excel_BuiltIn_40% - Ênfase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1" style:display-name="Excel_BuiltIn_60% - Ênfase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2" style:display-name="Excel_BuiltIn_60% - Ênfase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3" style:display-name="Excel_BuiltIn_60% - Ênfase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4" style:display-name="Excel_BuiltIn_60% - Ênfase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5" style:display-name="Excel_BuiltIn_60% - Ênfase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Ênfase6" style:display-name="Excel_BuiltIn_60% - Ênfase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om" style:display-name="Excel_BuiltIn_Bom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élula_20_de_20_Verificação" style:display-name="Excel_BuiltIn_Célula de Verificação" style:family="table-cell" style:parent-style-name="Default">
      <style:table-cell-properties fo:background-color="#969696" style:diagonal-bl-tr="none" style:diagonal-tl-br="none" fo:border="0.31pt double #333333" style:border-line-width="0.011cm 0.035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élula_20_Vinculada" style:display-name="Excel_BuiltIn_Célula Vinculada" style:family="table-cell" style:parent-style-name="Default">
      <style:table-cell-properties fo:border-bottom="0.31pt double #ff9900" style:border-line-width-bottom="0.011cm 0.035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Incorreto" style:display-name="Excel_BuiltIn_Incorre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" style:display-name="Excel_BuiltIn_Neutra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a" style:display-name="Excel_BuiltIn_Nota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Excel_5f_BuiltIn_5f_Saída" style:display-name="Excel_BuiltIn_Saída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exto_20_de_20_Aviso" style:display-name="Excel_BuiltIn_Texto de Aviso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0.31pt double #333399" style:border-line-width-bottom="0.011cm 0.035cm 0.011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ítulo_20_4" style:display-name="Excel_BuiltIn_Títul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Ênfase1" style:display-name="Excel_BuiltIn_Ênfase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2" style:display-name="Excel_BuiltIn_Ênfase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3" style:display-name="Excel_BuiltIn_Ênfase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4" style:display-name="Excel_BuiltIn_Ênfase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5" style:display-name="Excel_BuiltIn_Ênfase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Ênfase6" style:display-name="Excel_BuiltIn_Ênfase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ff0000"/>
    </style:style>
    <style:style style:name="Excel_5f_CondFormat_5f_1_5f_2_5f_1" style:display-name="Excel_CondFormat_1_2_1" style:family="table-cell" style:parent-style-name="Default">
      <style:text-properties fo:color="#ff0000"/>
    </style:style>
    <style:style style:name="Excel_5f_CondFormat_5f_1_5f_3_5f_1" style:display-name="Excel_CondFormat_1_3_1" style:family="table-cell" style:parent-style-name="Default">
      <style:text-properties fo:color="#ff0000" fo:font-style="normal" style:font-style-asian="normal" style:font-style-complex="normal"/>
    </style:style>
    <style:style style:name="Excel_5f_CondFormat_5f_1_5f_4_5f_1" style:display-name="Excel_CondFormat_1_4_1" style:family="table-cell" style:parent-style-name="Default">
      <style:text-properties fo:color="#ff0000"/>
    </style:style>
    <style:style style:name="Excel_5f_CondFormat_5f_2_5f_1_5f_1" style:display-name="Excel_CondFormat_2_1_1" style:family="table-cell" style:parent-style-name="Default">
      <style:text-properties fo:color="#ff0000"/>
    </style:style>
    <style:style style:name="Excel_5f_CondFormat_5f_2_5f_2_5f_1" style:display-name="Excel_CondFormat_2_2_1" style:family="table-cell" style:parent-style-name="Default">
      <style:text-properties fo:color="#ff0000"/>
    </style:style>
    <style:style style:name="Excel_5f_CondFormat_5f_3_5f_1_5f_1" style:display-name="Excel_CondFormat_3_1_1" style:family="table-cell" style:parent-style-name="Default">
      <style:text-properties fo:color="#ff0000"/>
    </style:style>
    <style:style style:name="Excel_5f_CondFormat_5f_3_5f_2_5f_1" style:display-name="Excel_CondFormat_3_2_1" style:family="table-cell" style:parent-style-name="Default">
      <style:text-properties fo:color="#ff0000"/>
    </style:style>
    <style:style style:name="Excel_5f_CondFormat_5f_3_5f_3_5f_1" style:display-name="Excel_CondFormat_3_3_1" style:family="table-cell" style:parent-style-name="Default">
      <style:text-properties fo:color="#ff0000"/>
    </style:style>
    <style:style style:name="Excel_5f_CondFormat_5f_3_5f_4_5f_1" style:display-name="Excel_CondFormat_3_4_1" style:family="table-cell" style:parent-style-name="Default">
      <style:text-properties fo:color="#ff0000"/>
    </style:style>
    <style:style style:name="Excel_5f_CondFormat_5f_3_5f_5_5f_1" style:display-name="Excel_CondFormat_3_5_1" style:family="table-cell" style:parent-style-name="Default">
      <style:text-properties fo:color="#ff0000"/>
    </style:style>
    <style:style style:name="Excel_5f_CondFormat_5f_3_5f_6_5f_1" style:display-name="Excel_CondFormat_3_6_1" style:family="table-cell" style:parent-style-name="Default">
      <style:text-properties fo:color="#ff0000"/>
    </style:style>
    <style:style style:name="Excel_5f_CondFormat_5f_3_5f_7_5f_1" style:display-name="Excel_CondFormat_3_7_1" style:family="table-cell" style:parent-style-name="Default">
      <style:text-properties fo:color="#ff0000"/>
    </style:style>
    <style:style style:name="Excel_5f_CondFormat_5f_3_5f_8_5f_1" style:display-name="Excel_CondFormat_3_8_1" style:family="table-cell" style:parent-style-name="Default">
      <style:text-properties fo:color="#ff0000"/>
    </style:style>
    <style:style style:name="Excel_5f_CondFormat_5f_3_5f_9_5f_1" style:display-name="Excel_CondFormat_3_9_1" style:family="table-cell" style:parent-style-name="Default">
      <style:text-properties fo:color="#ff0000"/>
    </style:style>
    <style:style style:name="Excel_5f_CondFormat_5f_3_5f_10_5f_1" style:display-name="Excel_CondFormat_3_10_1" style:family="table-cell" style:parent-style-name="Default">
      <style:text-properties fo:color="#ff0000"/>
    </style:style>
    <style:style style:name="Excel_5f_CondFormat_5f_3_5f_11_5f_1" style:display-name="Excel_CondFormat_3_11_1" style:family="table-cell" style:parent-style-name="Default">
      <style:text-properties fo:color="#ff0000"/>
    </style:style>
    <style:style style:name="Excel_5f_CondFormat_5f_3_5f_12_5f_1" style:display-name="Excel_CondFormat_3_12_1" style:family="table-cell" style:parent-style-name="Default">
      <style:text-properties fo:color="#ff0000"/>
    </style:style>
    <style:style style:name="Excel_5f_CondFormat_5f_3_5f_13_5f_1" style:display-name="Excel_CondFormat_3_13_1" style:family="table-cell" style:parent-style-name="Default">
      <style:text-properties fo:color="#ff0000"/>
    </style:style>
    <style:style style:name="Excel_5f_CondFormat_5f_3_5f_14_5f_1" style:display-name="Excel_CondFormat_3_14_1" style:family="table-cell" style:parent-style-name="Default">
      <style:text-properties fo:color="#ff0000"/>
    </style:style>
    <style:style style:name="Excel_5f_CondFormat_5f_3_5f_15_5f_1" style:display-name="Excel_CondFormat_3_15_1" style:family="table-cell" style:parent-style-name="Default">
      <style:text-properties fo:color="#ff0000"/>
    </style:style>
    <style:style style:name="Excel_5f_CondFormat_5f_3_5f_16_5f_1" style:display-name="Excel_CondFormat_3_16_1" style:family="table-cell" style:parent-style-name="Default">
      <style:text-properties fo:color="#ff0000"/>
    </style:style>
    <style:style style:name="Excel_5f_CondFormat_5f_3_5f_17_5f_1" style:display-name="Excel_CondFormat_3_17_1" style:family="table-cell" style:parent-style-name="Default">
      <style:text-properties fo:color="#ff0000" fo:font-size="11pt" style:font-size-asian="11pt" style:font-size-complex="11pt"/>
    </style:style>
    <style:style style:name="Excel_5f_CondFormat_5f_3_5f_18_5f_1" style:display-name="Excel_CondFormat_3_18_1" style:family="table-cell" style:parent-style-name="Default">
      <style:text-properties fo:color="#ff0000"/>
    </style:style>
    <style:style style:name="Excel_5f_CondFormat_5f_3_5f_19_5f_1" style:display-name="Excel_CondFormat_3_19_1" style:family="table-cell" style:parent-style-name="Default">
      <style:text-properties fo:color="#ff0000"/>
    </style:style>
    <style:style style:name="Excel_5f_CondFormat_5f_3_5f_20_5f_1" style:display-name="Excel_CondFormat_3_20_1" style:family="table-cell" style:parent-style-name="Default">
      <style:text-properties fo:color="#ff0000"/>
    </style:style>
    <style:style style:name="Excel_5f_CondFormat_5f_3_5f_21_5f_1" style:display-name="Excel_CondFormat_3_21_1" style:family="table-cell" style:parent-style-name="Default">
      <style:text-properties fo:color="#ff0000"/>
    </style:style>
    <style:style style:name="Excel_5f_CondFormat_5f_3_5f_22_5f_1" style:display-name="Excel_CondFormat_3_22_1" style:family="table-cell" style:parent-style-name="Default">
      <style:text-properties fo:color="#ff0000"/>
    </style:style>
    <style:style style:name="Excel_5f_CondFormat_5f_3_5f_23_5f_1" style:display-name="Excel_CondFormat_3_23_1" style:family="table-cell" style:parent-style-name="Default">
      <style:text-properties fo:color="#ff0000"/>
    </style:style>
    <style:style style:name="Excel_5f_CondFormat_5f_3_5f_24_5f_1" style:display-name="Excel_CondFormat_3_24_1" style:family="table-cell" style:parent-style-name="Default">
      <style:text-properties fo:color="#ff0000"/>
    </style:style>
    <style:style style:name="Excel_5f_CondFormat_5f_3_5f_25_5f_1" style:display-name="Excel_CondFormat_3_25_1" style:family="table-cell" style:parent-style-name="Default">
      <style:text-properties fo:color="#ff0000"/>
    </style:style>
    <style:style style:name="Excel_5f_CondFormat_5f_3_5f_26_5f_1" style:display-name="Excel_CondFormat_3_26_1" style:family="table-cell" style:parent-style-name="Default">
      <style:text-properties fo:color="#ff0000"/>
    </style:style>
    <style:style style:name="Excel_5f_CondFormat_5f_3_5f_27_5f_1" style:display-name="Excel_CondFormat_3_27_1" style:family="table-cell" style:parent-style-name="Default">
      <style:text-properties fo:color="#ff0000"/>
    </style:style>
    <style:style style:name="Excel_5f_CondFormat_5f_3_5f_28_5f_1" style:display-name="Excel_CondFormat_3_28_1" style:family="table-cell" style:parent-style-name="Default">
      <style:text-properties fo:color="#ff0000"/>
    </style:style>
    <style:style style:name="Excel_5f_CondFormat_5f_3_5f_29_5f_1" style:display-name="Excel_CondFormat_3_29_1" style:family="table-cell" style:parent-style-name="Default">
      <style:text-properties fo:color="#ff0000"/>
    </style:style>
    <style:style style:name="Excel_5f_CondFormat_5f_3_5f_30_5f_1" style:display-name="Excel_CondFormat_3_30_1" style:family="table-cell" style:parent-style-name="Default">
      <style:text-properties fo:color="#ff0000"/>
    </style:style>
    <style:style style:name="Excel_5f_CondFormat_5f_3_5f_31_5f_1" style:display-name="Excel_CondFormat_3_31_1" style:family="table-cell" style:parent-style-name="Default">
      <style:text-properties fo:color="#ff0000"/>
    </style:style>
    <style:style style:name="Excel_5f_CondFormat_5f_3_5f_32_5f_1" style:display-name="Excel_CondFormat_3_32_1" style:family="table-cell" style:parent-style-name="Default">
      <style:text-properties fo:color="#ff0000"/>
    </style:style>
    <style:style style:name="Excel_5f_CondFormat_5f_3_5f_33_5f_1" style:display-name="Excel_CondFormat_3_33_1" style:family="table-cell" style:parent-style-name="Default">
      <style:text-properties fo:color="#ff0000"/>
    </style:style>
    <style:style style:name="Excel_5f_CondFormat_5f_3_5f_34_5f_1" style:display-name="Excel_CondFormat_3_34_1" style:family="table-cell" style:parent-style-name="Default">
      <style:text-properties fo:color="#ff0000"/>
    </style:style>
    <style:style style:name="Excel_5f_CondFormat_5f_3_5f_35_5f_1" style:display-name="Excel_CondFormat_3_35_1" style:family="table-cell" style:parent-style-name="Default">
      <style:text-properties fo:color="#ff0000"/>
    </style:style>
    <style:style style:name="Excel_5f_CondFormat_5f_3_5f_36_5f_1" style:display-name="Excel_CondFormat_3_36_1" style:family="table-cell" style:parent-style-name="Default">
      <style:text-properties fo:color="#ff0000"/>
    </style:style>
    <style:style style:name="Excel_5f_CondFormat_5f_4_5f_1_5f_1" style:display-name="Excel_CondFormat_4_1_1" style:family="table-cell" style:parent-style-name="Default">
      <style:text-properties fo:color="#ff0000"/>
    </style:style>
    <style:style style:name="Excel_5f_CondFormat_5f_4_5f_2_5f_1" style:display-name="Excel_CondFormat_4_2_1" style:family="table-cell" style:parent-style-name="Default">
      <style:text-properties fo:color="#ff0000"/>
    </style:style>
    <style:style style:name="Excel_5f_CondFormat_5f_4_5f_3_5f_1" style:display-name="Excel_CondFormat_4_3_1" style:family="table-cell" style:parent-style-name="Default">
      <style:text-properties fo:color="#ff0000"/>
    </style:style>
    <style:style style:name="Excel_5f_CondFormat_5f_4_5f_4_5f_1" style:display-name="Excel_CondFormat_4_4_1" style:family="table-cell" style:parent-style-name="Default">
      <style:text-properties fo:color="#ff0000"/>
    </style:style>
    <style:style style:name="Excel_5f_CondFormat_5f_4_5f_5_5f_1" style:display-name="Excel_CondFormat_4_5_1" style:family="table-cell" style:parent-style-name="Default">
      <style:text-properties fo:color="#ff0000"/>
    </style:style>
    <style:style style:name="Excel_5f_CondFormat_5f_4_5f_6_5f_1" style:display-name="Excel_CondFormat_4_6_1" style:family="table-cell" style:parent-style-name="Default">
      <style:text-properties fo:color="#ff0000"/>
    </style:style>
    <style:style style:name="Excel_5f_CondFormat_5f_4_5f_7_5f_1" style:display-name="Excel_CondFormat_4_7_1" style:family="table-cell" style:parent-style-name="Default">
      <style:text-properties fo:color="#ff0000"/>
    </style:style>
    <style:style style:name="Excel_5f_CondFormat_5f_4_5f_8_5f_1" style:display-name="Excel_CondFormat_4_8_1" style:family="table-cell" style:parent-style-name="Default">
      <style:text-properties fo:color="#ff0000"/>
    </style:style>
    <style:style style:name="Excel_5f_CondFormat_5f_4_5f_9_5f_1" style:display-name="Excel_CondFormat_4_9_1" style:family="table-cell" style:parent-style-name="Default">
      <style:text-properties fo:color="#ff0000"/>
    </style:style>
    <style:style style:name="Excel_5f_CondFormat_5f_4_5f_10_5f_1" style:display-name="Excel_CondFormat_4_10_1" style:family="table-cell" style:parent-style-name="Default">
      <style:text-properties fo:color="#ff0000"/>
    </style:style>
    <style:style style:name="Excel_5f_CondFormat_5f_4_5f_11_5f_1" style:display-name="Excel_CondFormat_4_11_1" style:family="table-cell" style:parent-style-name="Default">
      <style:text-properties fo:color="#ff0000"/>
    </style:style>
    <style:style style:name="Excel_5f_CondFormat_5f_4_5f_12_5f_1" style:display-name="Excel_CondFormat_4_12_1" style:family="table-cell" style:parent-style-name="Default">
      <style:text-properties fo:color="#ff0000"/>
    </style:style>
    <style:style style:name="Excel_5f_CondFormat_5f_4_5f_13_5f_1" style:display-name="Excel_CondFormat_4_13_1" style:family="table-cell" style:parent-style-name="Default">
      <style:text-properties fo:color="#ff0000"/>
    </style:style>
    <style:style style:name="Excel_5f_CondFormat_5f_4_5f_14_5f_1" style:display-name="Excel_CondFormat_4_14_1" style:family="table-cell" style:parent-style-name="Default">
      <style:text-properties fo:color="#ff0000"/>
    </style:style>
    <style:style style:name="Excel_5f_CondFormat_5f_4_5f_15_5f_1" style:display-name="Excel_CondFormat_4_15_1" style:family="table-cell" style:parent-style-name="Default">
      <style:text-properties fo:color="#ff0000"/>
    </style:style>
    <style:style style:name="Excel_5f_CondFormat_5f_4_5f_16_5f_1" style:display-name="Excel_CondFormat_4_16_1" style:family="table-cell" style:parent-style-name="Default">
      <style:text-properties fo:color="#ff0000"/>
    </style:style>
    <style:style style:name="Excel_5f_CondFormat_5f_4_5f_17_5f_1" style:display-name="Excel_CondFormat_4_17_1" style:family="table-cell" style:parent-style-name="Default">
      <style:text-properties fo:color="#ff0000"/>
    </style:style>
    <style:style style:name="Excel_5f_CondFormat_5f_4_5f_18_5f_1" style:display-name="Excel_CondFormat_4_18_1" style:family="table-cell" style:parent-style-name="Default">
      <style:text-properties fo:color="#ff0000"/>
    </style:style>
    <style:style style:name="Excel_5f_CondFormat_5f_4_5f_19_5f_1" style:display-name="Excel_CondFormat_4_19_1" style:family="table-cell" style:parent-style-name="Default">
      <style:text-properties fo:color="#ff0000"/>
    </style:style>
    <style:style style:name="Excel_5f_CondFormat_5f_4_5f_20_5f_1" style:display-name="Excel_CondFormat_4_20_1" style:family="table-cell" style:parent-style-name="Default">
      <style:text-properties fo:color="#ff0000"/>
    </style:style>
    <style:style style:name="Excel_5f_CondFormat_5f_4_5f_21_5f_1" style:display-name="Excel_CondFormat_4_21_1" style:family="table-cell" style:parent-style-name="Default">
      <style:text-properties fo:color="#ff0000"/>
    </style:style>
    <style:style style:name="Excel_5f_CondFormat_5f_4_5f_22_5f_1" style:display-name="Excel_CondFormat_4_22_1" style:family="table-cell" style:parent-style-name="Default">
      <style:text-properties fo:color="#ff0000"/>
    </style:style>
    <style:style style:name="Excel_5f_CondFormat_5f_4_5f_23_5f_1" style:display-name="Excel_CondFormat_4_23_1" style:family="table-cell" style:parent-style-name="Default">
      <style:text-properties fo:color="#ff0000"/>
    </style:style>
    <style:style style:name="Excel_5f_CondFormat_5f_4_5f_24_5f_1" style:display-name="Excel_CondFormat_4_24_1" style:family="table-cell" style:parent-style-name="Default">
      <style:text-properties fo:color="#ff0000"/>
    </style:style>
    <style:style style:name="Excel_5f_CondFormat_5f_4_5f_25_5f_1" style:display-name="Excel_CondFormat_4_25_1" style:family="table-cell" style:parent-style-name="Default">
      <style:text-properties fo:color="#ff0000"/>
    </style:style>
    <style:style style:name="Excel_5f_CondFormat_5f_4_5f_26_5f_1" style:display-name="Excel_CondFormat_4_26_1" style:family="table-cell" style:parent-style-name="Default">
      <style:text-properties fo:color="#ff0000"/>
    </style:style>
    <style:style style:name="Excel_5f_CondFormat_5f_4_5f_27_5f_1" style:display-name="Excel_CondFormat_4_27_1" style:family="table-cell" style:parent-style-name="Default">
      <style:text-properties fo:color="#ff0000"/>
    </style:style>
    <style:style style:name="Excel_5f_CondFormat_5f_4_5f_28_5f_1" style:display-name="Excel_CondFormat_4_28_1" style:family="table-cell" style:parent-style-name="Default">
      <style:text-properties fo:color="#ff0000"/>
    </style:style>
    <style:style style:name="Excel_5f_CondFormat_5f_4_5f_29_5f_1" style:display-name="Excel_CondFormat_4_29_1" style:family="table-cell" style:parent-style-name="Default">
      <style:text-properties fo:color="#ff0000"/>
    </style:style>
    <style:style style:name="Excel_5f_CondFormat_5f_4_5f_30_5f_1" style:display-name="Excel_CondFormat_4_30_1" style:family="table-cell" style:parent-style-name="Default">
      <style:text-properties fo:color="#ff0000"/>
    </style:style>
    <style:style style:name="Excel_5f_CondFormat_5f_4_5f_31_5f_1" style:display-name="Excel_CondFormat_4_31_1" style:family="table-cell" style:parent-style-name="Default">
      <style:text-properties fo:color="#ff0000"/>
    </style:style>
    <style:style style:name="Excel_5f_CondFormat_5f_4_5f_32_5f_1" style:display-name="Excel_CondFormat_4_32_1" style:family="table-cell" style:parent-style-name="Default">
      <style:text-properties fo:color="#ff0000"/>
    </style:style>
    <style:style style:name="Excel_5f_CondFormat_5f_4_5f_33_5f_1" style:display-name="Excel_CondFormat_4_33_1" style:family="table-cell" style:parent-style-name="Default">
      <style:text-properties fo:color="#ff0000"/>
    </style:style>
    <style:style style:name="Excel_5f_CondFormat_5f_4_5f_34_5f_1" style:display-name="Excel_CondFormat_4_34_1" style:family="table-cell" style:parent-style-name="Default">
      <style:text-properties fo:color="#ff0000"/>
    </style:style>
    <style:style style:name="Excel_5f_CondFormat_5f_4_5f_35_5f_1" style:display-name="Excel_CondFormat_4_35_1" style:family="table-cell" style:parent-style-name="Default">
      <style:text-properties fo:color="#ff0000"/>
    </style:style>
    <style:style style:name="Excel_5f_CondFormat_5f_4_5f_36_5f_1" style:display-name="Excel_CondFormat_4_36_1" style:family="table-cell" style:parent-style-name="Default">
      <style:text-properties fo:color="#ff0000"/>
    </style:style>
    <style:style style:name="Excel_5f_CondFormat_5f_4_5f_37_5f_1" style:display-name="Excel_CondFormat_4_37_1" style:family="table-cell" style:parent-style-name="Default">
      <style:text-properties fo:color="#ff0000"/>
    </style:style>
    <style:style style:name="Excel_5f_CondFormat_5f_4_5f_38_5f_1" style:display-name="Excel_CondFormat_4_38_1" style:family="table-cell" style:parent-style-name="Default">
      <style:text-properties fo:color="#ff0000"/>
    </style:style>
    <style:style style:name="Excel_5f_CondFormat_5f_4_5f_39_5f_1" style:display-name="Excel_CondFormat_4_39_1" style:family="table-cell" style:parent-style-name="Default">
      <style:text-properties fo:color="#ff0000"/>
    </style:style>
    <style:style style:name="Excel_5f_CondFormat_5f_4_5f_40_5f_1" style:display-name="Excel_CondFormat_4_40_1" style:family="table-cell" style:parent-style-name="Default">
      <style:text-properties fo:color="#ff0000"/>
    </style:style>
    <style:style style:name="Excel_5f_CondFormat_5f_4_5f_41_5f_1" style:display-name="Excel_CondFormat_4_41_1" style:family="table-cell" style:parent-style-name="Default">
      <style:text-properties fo:color="#ff0000"/>
    </style:style>
    <style:style style:name="Excel_5f_CondFormat_5f_4_5f_42_5f_1" style:display-name="Excel_CondFormat_4_42_1" style:family="table-cell" style:parent-style-name="Default">
      <style:text-properties fo:color="#ff0000"/>
    </style:style>
    <style:style style:name="Excel_5f_CondFormat_5f_4_5f_43_5f_1" style:display-name="Excel_CondFormat_4_43_1" style:family="table-cell" style:parent-style-name="Default">
      <style:text-properties fo:color="#ff0000"/>
    </style:style>
    <style:style style:name="Excel_5f_CondFormat_5f_4_5f_44_5f_1" style:display-name="Excel_CondFormat_4_44_1" style:family="table-cell" style:parent-style-name="Default">
      <style:text-properties fo:color="#ff0000"/>
    </style:style>
    <style:style style:name="Excel_5f_CondFormat_5f_4_5f_45_5f_1" style:display-name="Excel_CondFormat_4_45_1" style:family="table-cell" style:parent-style-name="Default">
      <style:text-properties fo:color="#ff0000"/>
    </style:style>
    <style:style style:name="Excel_5f_CondFormat_5f_4_5f_46_5f_1" style:display-name="Excel_CondFormat_4_46_1" style:family="table-cell" style:parent-style-name="Default">
      <style:text-properties fo:color="#ff0000"/>
    </style:style>
    <style:style style:name="Excel_5f_CondFormat_5f_5_5f_1_5f_1" style:display-name="Excel_CondFormat_5_1_1" style:family="table-cell" style:parent-style-name="Default">
      <style:text-properties fo:color="#ff0000"/>
    </style:style>
    <style:style style:name="Excel_5f_CondFormat_5f_5_5f_2_5f_1" style:display-name="Excel_CondFormat_5_2_1" style:family="table-cell" style:parent-style-name="Default">
      <style:text-properties fo:color="#ff0000"/>
    </style:style>
    <style:style style:name="Excel_5f_CondFormat_5f_5_5f_3_5f_1" style:display-name="Excel_CondFormat_5_3_1" style:family="table-cell" style:parent-style-name="Default">
      <style:text-properties fo:color="#ff0000"/>
    </style:style>
    <style:style style:name="Excel_5f_CondFormat_5f_5_5f_4_5f_1" style:display-name="Excel_CondFormat_5_4_1" style:family="table-cell" style:parent-style-name="Default">
      <style:text-properties fo:color="#ff0000"/>
    </style:style>
    <style:style style:name="Excel_5f_CondFormat_5f_5_5f_5_5f_1" style:display-name="Excel_CondFormat_5_5_1" style:family="table-cell" style:parent-style-name="Default">
      <style:text-properties fo:color="#ff0000"/>
    </style:style>
    <style:style style:name="Excel_5f_CondFormat_5f_5_5f_6_5f_1" style:display-name="Excel_CondFormat_5_6_1" style:family="table-cell" style:parent-style-name="Default">
      <style:text-properties fo:color="#ff0000"/>
    </style:style>
    <style:style style:name="Excel_5f_CondFormat_5f_5_5f_7_5f_1" style:display-name="Excel_CondFormat_5_7_1" style:family="table-cell" style:parent-style-name="Default">
      <style:text-properties fo:color="#ff0000"/>
    </style:style>
    <style:style style:name="Excel_5f_CondFormat_5f_5_5f_8_5f_1" style:display-name="Excel_CondFormat_5_8_1" style:family="table-cell" style:parent-style-name="Default">
      <style:text-properties fo:color="#ff0000"/>
    </style:style>
    <style:style style:name="Excel_5f_CondFormat_5f_5_5f_9_5f_1" style:display-name="Excel_CondFormat_5_9_1" style:family="table-cell" style:parent-style-name="Default">
      <style:text-properties fo:color="#ff0000"/>
    </style:style>
    <style:style style:name="Excel_5f_CondFormat_5f_5_5f_10_5f_1" style:display-name="Excel_CondFormat_5_10_1" style:family="table-cell" style:parent-style-name="Default">
      <style:text-properties fo:color="#ff0000"/>
    </style:style>
    <style:style style:name="Excel_5f_CondFormat_5f_5_5f_11_5f_1" style:display-name="Excel_CondFormat_5_11_1" style:family="table-cell" style:parent-style-name="Default">
      <style:text-properties fo:color="#ff0000"/>
    </style:style>
    <style:style style:name="Excel_5f_CondFormat_5f_5_5f_12_5f_1" style:display-name="Excel_CondFormat_5_12_1" style:family="table-cell" style:parent-style-name="Default">
      <style:text-properties fo:color="#ff0000"/>
    </style:style>
    <style:style style:name="Excel_5f_CondFormat_5f_5_5f_13_5f_1" style:display-name="Excel_CondFormat_5_13_1" style:family="table-cell" style:parent-style-name="Default">
      <style:text-properties fo:color="#ff0000"/>
    </style:style>
    <style:style style:name="Excel_5f_CondFormat_5f_5_5f_14_5f_1" style:display-name="Excel_CondFormat_5_14_1" style:family="table-cell" style:parent-style-name="Default">
      <style:text-properties fo:color="#ff0000"/>
    </style:style>
    <style:style style:name="Excel_5f_CondFormat_5f_5_5f_15_5f_1" style:display-name="Excel_CondFormat_5_15_1" style:family="table-cell" style:parent-style-name="Default">
      <style:text-properties fo:color="#ff0000"/>
    </style:style>
    <style:style style:name="Excel_5f_CondFormat_5f_5_5f_16_5f_1" style:display-name="Excel_CondFormat_5_16_1" style:family="table-cell" style:parent-style-name="Default">
      <style:text-properties fo:color="#ff0000"/>
    </style:style>
    <style:style style:name="Excel_5f_CondFormat_5f_5_5f_17_5f_1" style:display-name="Excel_CondFormat_5_17_1" style:family="table-cell" style:parent-style-name="Default">
      <style:text-properties fo:color="#ff0000"/>
    </style:style>
    <style:style style:name="Excel_5f_CondFormat_5f_5_5f_18_5f_1" style:display-name="Excel_CondFormat_5_18_1" style:family="table-cell" style:parent-style-name="Default">
      <style:text-properties fo:color="#ff0000"/>
    </style:style>
    <style:style style:name="Excel_5f_CondFormat_5f_5_5f_19_5f_1" style:display-name="Excel_CondFormat_5_19_1" style:family="table-cell" style:parent-style-name="Default">
      <style:text-properties fo:color="#ff0000"/>
    </style:style>
    <style:style style:name="Excel_5f_CondFormat_5f_5_5f_20_5f_1" style:display-name="Excel_CondFormat_5_20_1" style:family="table-cell" style:parent-style-name="Default">
      <style:text-properties fo:color="#ff0000"/>
    </style:style>
    <style:style style:name="Excel_5f_CondFormat_5f_5_5f_21_5f_1" style:display-name="Excel_CondFormat_5_21_1" style:family="table-cell" style:parent-style-name="Default">
      <style:text-properties fo:color="#ff0000"/>
    </style:style>
    <style:style style:name="Excel_5f_CondFormat_5f_5_5f_22_5f_1" style:display-name="Excel_CondFormat_5_22_1" style:family="table-cell" style:parent-style-name="Default">
      <style:text-properties fo:color="#ff0000"/>
    </style:style>
    <style:style style:name="Excel_5f_CondFormat_5f_5_5f_23_5f_1" style:display-name="Excel_CondFormat_5_23_1" style:family="table-cell" style:parent-style-name="Default">
      <style:text-properties fo:color="#ff0000"/>
    </style:style>
    <style:style style:name="Excel_5f_CondFormat_5f_5_5f_24_5f_1" style:display-name="Excel_CondFormat_5_24_1" style:family="table-cell" style:parent-style-name="Default">
      <style:text-properties fo:color="#ff0000"/>
    </style:style>
    <style:style style:name="Excel_5f_CondFormat_5f_5_5f_25_5f_1" style:display-name="Excel_CondFormat_5_25_1" style:family="table-cell" style:parent-style-name="Default">
      <style:text-properties fo:color="#ff0000"/>
    </style:style>
    <style:style style:name="Excel_5f_CondFormat_5f_5_5f_26_5f_1" style:display-name="Excel_CondFormat_5_26_1" style:family="table-cell" style:parent-style-name="Default">
      <style:text-properties fo:color="#ff0000"/>
    </style:style>
    <style:style style:name="Excel_5f_CondFormat_5f_5_5f_27_5f_1" style:display-name="Excel_CondFormat_5_27_1" style:family="table-cell" style:parent-style-name="Default">
      <style:text-properties fo:color="#ff0000"/>
    </style:style>
    <style:style style:name="Excel_5f_CondFormat_5f_5_5f_28_5f_1" style:display-name="Excel_CondFormat_5_28_1" style:family="table-cell" style:parent-style-name="Default">
      <style:text-properties fo:color="#ff0000"/>
    </style:style>
    <style:style style:name="Excel_5f_CondFormat_5f_5_5f_29_5f_1" style:display-name="Excel_CondFormat_5_29_1" style:family="table-cell" style:parent-style-name="Default">
      <style:text-properties fo:color="#ff0000"/>
    </style:style>
    <style:style style:name="Excel_5f_CondFormat_5f_5_5f_30_5f_1" style:display-name="Excel_CondFormat_5_30_1" style:family="table-cell" style:parent-style-name="Default">
      <style:text-properties fo:color="#ff0000"/>
    </style:style>
    <style:style style:name="Excel_5f_CondFormat_5f_5_5f_31_5f_1" style:display-name="Excel_CondFormat_5_31_1" style:family="table-cell" style:parent-style-name="Default">
      <style:text-properties fo:color="#ff0000"/>
    </style:style>
    <style:style style:name="Excel_5f_CondFormat_5f_5_5f_32_5f_1" style:display-name="Excel_CondFormat_5_32_1" style:family="table-cell" style:parent-style-name="Default">
      <style:text-properties fo:color="#ff0000"/>
    </style:style>
    <style:style style:name="Excel_5f_CondFormat_5f_5_5f_33_5f_1" style:display-name="Excel_CondFormat_5_33_1" style:family="table-cell" style:parent-style-name="Default">
      <style:text-properties fo:color="#ff0000"/>
    </style:style>
    <style:style style:name="Excel_5f_CondFormat_5f_5_5f_34_5f_1" style:display-name="Excel_CondFormat_5_34_1" style:family="table-cell" style:parent-style-name="Default">
      <style:text-properties fo:color="#ff0000"/>
    </style:style>
    <style:style style:name="Excel_5f_CondFormat_5f_5_5f_35_5f_1" style:display-name="Excel_CondFormat_5_35_1" style:family="table-cell" style:parent-style-name="Default">
      <style:text-properties fo:color="#ff0000"/>
    </style:style>
    <style:style style:name="Excel_5f_CondFormat_5f_5_5f_36_5f_1" style:display-name="Excel_CondFormat_5_36_1" style:family="table-cell" style:parent-style-name="Default">
      <style:text-properties fo:color="#ff0000"/>
    </style:style>
    <style:style style:name="Excel_5f_CondFormat_5f_5_5f_37_5f_1" style:display-name="Excel_CondFormat_5_37_1" style:family="table-cell" style:parent-style-name="Default">
      <style:text-properties fo:color="#ff0000"/>
    </style:style>
    <style:style style:name="Excel_5f_CondFormat_5f_5_5f_38_5f_1" style:display-name="Excel_CondFormat_5_38_1" style:family="table-cell" style:parent-style-name="Default">
      <style:text-properties fo:color="#ff0000"/>
    </style:style>
    <style:style style:name="Excel_5f_CondFormat_5f_5_5f_39_5f_1" style:display-name="Excel_CondFormat_5_39_1" style:family="table-cell" style:parent-style-name="Default">
      <style:text-properties fo:color="#ff0000"/>
    </style:style>
    <style:style style:name="Excel_5f_CondFormat_5f_5_5f_40_5f_1" style:display-name="Excel_CondFormat_5_40_1" style:family="table-cell" style:parent-style-name="Default">
      <style:text-properties fo:color="#ff0000"/>
    </style:style>
    <style:style style:name="Excel_5f_CondFormat_5f_5_5f_41_5f_1" style:display-name="Excel_CondFormat_5_41_1" style:family="table-cell" style:parent-style-name="Default">
      <style:text-properties fo:color="#ff0000"/>
    </style:style>
    <style:style style:name="Excel_5f_CondFormat_5f_5_5f_42_5f_1" style:display-name="Excel_CondFormat_5_42_1" style:family="table-cell" style:parent-style-name="Default">
      <style:text-properties fo:color="#ff0000"/>
    </style:style>
    <style:style style:name="Excel_5f_CondFormat_5f_5_5f_43_5f_1" style:display-name="Excel_CondFormat_5_43_1" style:family="table-cell" style:parent-style-name="Default">
      <style:text-properties fo:color="#ff0000"/>
    </style:style>
    <style:style style:name="Excel_5f_CondFormat_5f_5_5f_44_5f_1" style:display-name="Excel_CondFormat_5_44_1" style:family="table-cell" style:parent-style-name="Default">
      <style:text-properties fo:color="#ff0000"/>
    </style:style>
    <style:style style:name="Excel_5f_CondFormat_5f_5_5f_45_5f_1" style:display-name="Excel_CondFormat_5_45_1" style:family="table-cell" style:parent-style-name="Default">
      <style:text-properties fo:color="#ff0000"/>
    </style:style>
    <style:style style:name="Excel_5f_CondFormat_5f_5_5f_46_5f_1" style:display-name="Excel_CondFormat_5_46_1" style:family="table-cell" style:parent-style-name="Default">
      <style:text-properties fo:color="#ff0000"/>
    </style:style>
    <style:style style:name="Excel_5f_CondFormat_5f_5_5f_47_5f_1" style:display-name="Excel_CondFormat_5_47_1" style:family="table-cell" style:parent-style-name="Default">
      <style:text-properties fo:color="#ff0000"/>
    </style:style>
    <style:style style:name="Excel_5f_CondFormat_5f_5_5f_48_5f_1" style:display-name="Excel_CondFormat_5_48_1" style:family="table-cell" style:parent-style-name="Default">
      <style:text-properties fo:color="#ff0000"/>
    </style:style>
    <style:style style:name="Excel_5f_CondFormat_5f_5_5f_49_5f_1" style:display-name="Excel_CondFormat_5_49_1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0cm" fo:margin-bottom="0cm" fo:margin-left="0.499cm" fo:margin-right="0cm" style:first-page-number="continue" style:scale-to="105%" style:writing-mode="lr-tb"/>
      <style:header-style>
        <style:header-footer-properties fo:min-height="0.751cm" fo:margin-left="1.401cm" fo:margin-right="1.9cm" fo:margin-bottom="0cm"/>
      </style:header-style>
      <style:footer-style>
        <style:header-footer-properties fo:min-height="0.751cm" fo:margin-left="1.401cm" fo:margin-right="1.9cm" fo:margin-top="0cm"/>
      </style:footer-style>
    </style:page-layout>
    <style:page-layout style:name="Mpm4">
      <style:page-layout-properties fo:page-width="42cm" fo:page-height="29.7cm" style:num-format="1" style:print-orientation="landscape" fo:margin-top="0cm" fo:margin-bottom="0cm" fo:margin-left="1cm" fo:margin-right="1cm" style:first-page-number="continue" style:scale-to-X="1" style:scale-to-Y="1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5">
      <style:page-layout-properties fo:page-width="29.7cm" fo:page-height="21.001cm" style:num-format="1" style:print-orientation="landscape" fo:margin-top="1cm" fo:margin-bottom="1cm" fo:margin-left="0.406cm" fo:margin-right="1cm" style:first-page-number="continue" style:scale-to="55%" style:writing-mode="lr-tb"/>
      <style:header-style>
        <style:header-footer-properties fo:min-height="0.751cm" fo:margin-left="1.494cm" fo:margin-right="0.9cm" fo:margin-bottom="0cm"/>
      </style:header-style>
      <style:footer-style>
        <style:header-footer-properties fo:min-height="0.751cm" fo:margin-left="1.494cm" fo:margin-right="0.9cm" fo:margin-top="0cm"/>
      </style:footer-style>
    </style:page-layout>
    <style:page-layout style:name="Mpm6">
      <style:page-layout-properties fo:page-width="29.7cm" fo:page-height="21.001cm" style:num-format="1" style:print-orientation="landscape" fo:margin="1cm" fo:margin-top="1cm" fo:margin-bottom="1cm" fo:margin-left="1cm" fo:margin-right="1cm" style:first-page-number="continue" style:scale-to="55%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7">
      <style:page-layout-properties fo:page-width="29.7cm" fo:page-height="21.001cm" style:num-format="1" style:print-orientation="landscape" fo:margin="1cm" fo:margin-top="1cm" fo:margin-bottom="1cm" fo:margin-left="1cm" fo:margin-right="1cm" style:first-page-number="continue" style:scale-to="59%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arjeta_20_1_ba__20_bim" style:display-name="PageStyle_Tarjeta 1º bi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rjeta_20_2_ba__20_bim" style:display-name="PageStyle_Tarjeta 2º bi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rjeta_20_3_ba__20_bim_20_" style:display-name="PageStyle_Tarjeta 3º bim 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rjeta_20_4_ba__20_bim" style:display-name="PageStyle_Tarjeta 4º bi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5_20_NOTAS" style:display-name="PageStyle_5 NOTAS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</meta:initial-creator>
    <meta:creation-date>2008-02-11T08:34:02</meta:creation-date>
    <dc:date>2012-06-01T09:46:04</dc:date>
    <meta:print-date>2011-07-27T18:21:13</meta:print-date>
    <meta:generator>LibreOffice/3.5$Linux_x86 LibreOffice_project/350m1$Build-2</meta:generator>
    <meta:editing-duration>PT1H7M57S</meta:editing-duration>
    <meta:editing-cycles>9</meta:editing-cycles>
    <meta:document-statistic meta:table-count="5" meta:cell-count="4113" meta:object-count="0"/>
  </office:meta>
</office:document-meta>
</file>